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00000010049DD21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-color="#23ff23" draw:textarea-horizontal-align="justify" draw:textarea-vertical-align="middle" draw:auto-grow-height="false"/>
    </style:style>
    <style:style style:name="gr3" style:family="graphic" style:parent-style-name="standard">
      <style:graphic-properties draw:fill-color="#00ff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auto-grow-width="true" fo:min-height="0.952cm" fo:min-width="2.963cm"/>
    </style:style>
    <style:style style:name="gr10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11" style:family="graphic" style:parent-style-name="standard">
      <style:graphic-properties draw:fill-color="#ff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line-through-style="solid"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fo:font-size="18pt"/>
    </style:style>
    <style:style style:name="T7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xml:id="id1" draw:id="id1" draw:layer="layout" svg:width="2.25cm" svg:height="1cm" svg:x="1cm" svg:y="4.5cm">
          <text:p text:style-name="P1">START</text:p>
        </draw:rect>
        <draw:custom-shape draw:style-name="gr2" draw:text-style-name="P1" draw:layer="layout" svg:width="0.25cm" svg:height="0.25cm" svg:x="3cm" svg:y="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" draw:id="id2">
          <draw:rect draw:style-name="gr1" draw:text-style-name="P1" draw:layer="layout" svg:width="2.25cm" svg:height="1cm" svg:x="5cm" svg:y="4.5cm">
            <text:p text:style-name="P1">Server</text:p>
          </draw:rect>
          <draw:custom-shape draw:style-name="gr3" draw:text-style-name="P1" draw:layer="layout" svg:width="0.25cm" svg:height="0.25cm" svg:x="7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" draw:id="id3">
          <draw:rect draw:style-name="gr1" draw:text-style-name="P2" draw:layer="layout" svg:width="2.5cm" svg:height="1cm" svg:x="8.5cm" svg:y="3cm">
            <text:p text:style-name="P1"><text:span text:style-name="T1">Redmine</text:span></text:p>
          </draw:rect>
          <draw:custom-shape draw:style-name="gr3" draw:text-style-name="P1" draw:layer="layout" svg:width="0.227cm" svg:height="0.25cm" svg:x="10.773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rect draw:style-name="gr1" draw:text-style-name="P1" draw:layer="layout" svg:width="2.25cm" svg:height="1cm" svg:x="8.5cm" svg:y="4.5cm">
            <text:p text:style-name="P1">Git</text:p>
          </draw:rect>
          <draw:custom-shape draw:style-name="gr3" draw:text-style-name="P1" draw:layer="layout" svg:width="0.25cm" svg:height="0.25cm" svg:x="10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5cm" draw:start-shape="id1" draw:start-glue-point="1" draw:end-shape="id2" draw:end-glue-point="3" svg:d="m3250 5000h1750">
          <text:p/>
        </draw:connector>
        <draw:connector draw:style-name="gr4" draw:text-style-name="P1" draw:layer="layout" svg:x1="7.25cm" svg:y1="5cm" svg:x2="8.5cm" svg:y2="3.5cm" draw:start-shape="id2" draw:start-glue-point="1" draw:end-shape="id3" draw:end-glue-point="3" svg:d="m7250 5000h625v-1500h625">
          <text:p/>
        </draw:connector>
        <draw:connector draw:style-name="gr4" draw:text-style-name="P1" draw:layer="layout" svg:x1="7.25cm" svg:y1="5cm" svg:x2="8.5cm" svg:y2="5cm" draw:start-shape="id2" draw:start-glue-point="1" draw:end-shape="id4" draw:end-glue-point="3" svg:d="m7250 5000h1250">
          <text:p/>
        </draw:connector>
        <draw:g xml:id="id5" draw:id="id5">
          <draw:rect draw:style-name="gr1" draw:text-style-name="P3" draw:layer="layout" svg:width="2.25cm" svg:height="1cm" svg:x="5cm" svg:y="6cm">
            <text:p text:style-name="P1"><text:span text:style-name="T2">JME3-</text:span></text:p>
            <text:p text:style-name="P1"><text:span text:style-name="T2">Update</text:span></text:p>
          </draw:rect>
          <draw:custom-shape draw:style-name="gr2" draw:text-style-name="P1" draw:layer="layout" svg:width="0.25cm" svg:height="0.25cm" svg:x="7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" draw:id="id6">
          <draw:rect draw:style-name="gr1" draw:text-style-name="P3" draw:layer="layout" svg:width="2.25cm" svg:height="1cm" svg:x="8cm" svg:y="6cm">
            <text:p text:style-name="P1"><text:span text:style-name="T2">JBullet →</text:span></text:p>
            <text:p text:style-name="P1"><text:span text:style-name="T2">Bullet(</text:span><text:span text:style-name="T3">Win64</text:span><text:span text:style-name="T2">)</text:span></text:p>
          </draw:rect>
          <draw:custom-shape draw:style-name="gr5" draw:text-style-name="P1" draw:layer="layout" svg:width="0.25cm" svg:height="0.25cm" svg:x="10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6.5cm" svg:x2="8cm" svg:y2="6.5cm" draw:start-shape="id5" draw:start-glue-point="1" draw:end-shape="id6" draw:end-glue-point="3" svg:d="m7250 6500h750">
          <text:p/>
        </draw:connector>
        <draw:g xml:id="id7" draw:id="id7">
          <draw:rect draw:style-name="gr1" draw:text-style-name="P3" draw:layer="layout" svg:width="2.25cm" svg:height="1cm" svg:x="11cm" svg:y="6cm">
            <text:p text:style-name="P1"><text:span text:style-name="T2">Release-</text:span></text:p>
            <text:p text:style-name="P1"><text:span text:style-name="T2">Version</text:span></text:p>
          </draw:rect>
          <draw:custom-shape draw:style-name="gr3" draw:text-style-name="P1" draw:layer="layout" svg:width="0.25cm" svg:height="0.25cm" svg:x="1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6.5cm" svg:x2="11cm" svg:y2="6.5cm" draw:start-shape="id6" draw:start-glue-point="1" draw:end-shape="id7" draw:end-glue-point="3" svg:d="m10250 6500h750">
          <text:p/>
        </draw:connector>
        <draw:connector draw:style-name="gr4" draw:text-style-name="P1" draw:layer="layout" svg:x1="3.25cm" svg:y1="5cm" svg:x2="5cm" svg:y2="6.5cm" draw:start-shape="id1" draw:start-glue-point="1" draw:end-shape="id5" draw:end-glue-point="3" svg:d="m3250 5000h875v1500h875">
          <text:p/>
        </draw:connector>
        <draw:g xml:id="id8" draw:id="id8">
          <draw:rect draw:style-name="gr1" draw:text-style-name="P3" draw:layer="layout" svg:width="2.25cm" svg:height="1cm" svg:x="14.75cm" svg:y="4.5cm">
            <text:p text:style-name="P1"><text:span text:style-name="T2">Milestone 1</text:span></text:p>
          </draw:rect>
          <draw:custom-shape draw:style-name="gr3" draw:text-style-name="P1" draw:layer="layout" svg:width="0.25cm" svg:height="0.25cm" svg:x="16.7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1cm" svg:y1="3.5cm" svg:x2="14.75cm" svg:y2="5cm" draw:start-shape="id3" draw:start-glue-point="1" draw:end-shape="id8" draw:end-glue-point="3" svg:d="m11000 3500h1875v1500h1875">
          <text:p/>
        </draw:connector>
        <draw:connector draw:style-name="gr4" draw:text-style-name="P1" draw:layer="layout" svg:x1="10.75cm" svg:y1="5cm" svg:x2="14.75cm" svg:y2="5cm" draw:start-shape="id4" draw:start-glue-point="1" draw:end-shape="id8" draw:end-glue-point="3" svg:d="m10750 5000h4000">
          <text:p/>
        </draw:connector>
        <draw:connector draw:style-name="gr4" draw:text-style-name="P1" draw:layer="layout" svg:x1="13.25cm" svg:y1="6.5cm" svg:x2="14.75cm" svg:y2="5cm" draw:start-shape="id7" draw:start-glue-point="1" draw:end-shape="id8" draw:end-glue-point="3" svg:d="m13250 6500h750v-1500h750">
          <text:p/>
        </draw:connector>
        <draw:g xml:id="id9" draw:id="id9">
          <draw:rect draw:style-name="gr1" draw:text-style-name="P3" draw:layer="layout" svg:width="2.25cm" svg:height="1cm" svg:x="18.5cm" svg:y="5.5cm">
            <text:p text:style-name="P1"><text:span text:style-name="T2">Monsun</text:span></text:p>
          </draw:rect>
          <draw:custom-shape draw:style-name="gr6" draw:text-style-name="P1" draw:layer="layout" svg:width="0.25cm" svg:height="0.25cm" svg:x="20.5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0" draw:id="id10">
          <draw:rect draw:style-name="gr1" draw:text-style-name="P3" draw:layer="layout" svg:width="2.25cm" svg:height="1cm" svg:x="22cm" svg:y="4cm">
            <text:p text:style-name="P1"><text:span text:style-name="T2">Monsun</text:span></text:p>
            <text:p text:style-name="P1"><text:span text:style-name="T2">Modellierung</text:span></text:p>
          </draw:rect>
          <draw:custom-shape draw:style-name="gr3" draw:text-style-name="P1" draw:layer="layout" svg:width="0.25cm" svg:height="0.25cm" svg:x="24cm" svg:y="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1" draw:id="id11">
          <draw:rect draw:style-name="gr1" draw:text-style-name="P3" draw:layer="layout" svg:width="2.25cm" svg:height="1cm" svg:x="22cm" svg:y="5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4cm" svg:y="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4.5cm" draw:start-shape="id9" draw:start-glue-point="1" draw:end-shape="id10" draw:end-glue-point="3" svg:d="m20750 6000h625v-1500h625">
          <text:p/>
        </draw:connector>
        <draw:connector draw:style-name="gr4" draw:text-style-name="P1" draw:layer="layout" svg:x1="20.75cm" svg:y1="6cm" svg:x2="22cm" svg:y2="6cm" draw:start-shape="id9" draw:start-glue-point="1" draw:end-shape="id11" draw:end-glue-point="3" svg:d="m20750 6000h1250">
          <text:p/>
        </draw:connector>
        <draw:g xml:id="id12" draw:id="id12">
          <draw:rect draw:style-name="gr1" draw:text-style-name="P3" draw:layer="layout" svg:width="2.25cm" svg:height="1cm" svg:x="5cm" svg:y="7.5cm">
            <text:p text:style-name="P1"><text:span text:style-name="T2">Projekt Name</text:span></text:p>
          </draw:rect>
          <draw:custom-shape draw:style-name="gr2" draw:text-style-name="P1" draw:layer="layout" svg:width="0.25cm" svg:height="0.25cm" svg:x="7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5cm" svg:x2="5cm" svg:y2="8cm" draw:start-shape="id1" draw:start-glue-point="1" draw:end-shape="id12" svg:d="m3250 5000h875v3000h875">
          <text:p/>
        </draw:connector>
        <draw:g xml:id="id13" draw:id="id13">
          <draw:rect draw:style-name="gr1" draw:text-style-name="P3" draw:layer="layout" svg:width="2.25cm" svg:height="1cm" svg:x="22cm" svg:y="7cm">
            <text:p text:style-name="P1"><text:span text:style-name="T2">Monsun ROS</text:span></text:p>
            <text:p text:style-name="P1"><text:span text:style-name="T2">Integration</text:span></text:p>
          </draw:rect>
          <draw:custom-shape draw:style-name="gr3" draw:text-style-name="P1" draw:layer="layout" svg:width="0.25cm" svg:height="0.25cm" svg:x="24cm" svg:y="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.75cm" svg:y1="6cm" svg:x2="22cm" svg:y2="7.5cm" draw:start-shape="id9" draw:start-glue-point="1" draw:end-shape="id13" svg:d="m20750 6000h625v1500h625">
          <text:p/>
        </draw:connector>
        <draw:g xml:id="id14" draw:id="id14">
          <draw:rect draw:style-name="gr1" draw:text-style-name="P3" draw:layer="layout" svg:width="2.25cm" svg:height="1cm" svg:x="8cm" svg:y="7.5cm">
            <text:p text:style-name="P1"><text:span text:style-name="T2">Logo</text:span></text:p>
          </draw:rect>
          <draw:custom-shape draw:style-name="gr2" draw:text-style-name="P1" draw:layer="layout" svg:width="0.25cm" svg:height="0.25cm" svg:x="10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7.25cm" svg:y1="8cm" svg:x2="8cm" svg:y2="8cm" draw:start-shape="id12" draw:start-glue-point="1" draw:end-shape="id14" draw:end-glue-point="3" svg:d="m7250 8000h750">
          <text:p/>
        </draw:connector>
        <draw:connector draw:style-name="gr4" draw:text-style-name="P1" draw:layer="layout" draw:line-skew="1.5cm" svg:x1="10.25cm" svg:y1="8cm" svg:x2="14.75cm" svg:y2="5cm" draw:start-shape="id14" draw:start-glue-point="1" draw:end-shape="id8" draw:end-glue-point="3" svg:d="m10250 8000h3750v-3000h750">
          <text:p/>
        </draw:connector>
        <draw:frame draw:style-name="gr7" draw:layer="layout" svg:width="10.5cm" svg:height="0.983cm" svg:x="10.5cm" svg:y="1.017cm">
          <draw:text-box>
            <text:p><text:span text:style-name="T4">MA</text:span>rine <text:span text:style-name="T4">R</text:span>obotics <text:span text:style-name="T4">S</text:span>imulator (<text:span text:style-name="T4">MARS</text:span>)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g xml:id="id15" draw:id="id15">
          <draw:rect draw:style-name="gr1" draw:text-style-name="P3" draw:layer="layout" svg:width="2cm" svg:height="1cm" svg:x="18.5cm" svg:y="2.5cm">
            <text:p text:style-name="P1"><text:span text:style-name="T2">AppState</text:span></text:p>
          </draw:rect>
          <draw:custom-shape draw:style-name="gr2" draw:text-style-name="P1" draw:layer="layout" svg:width="0.182cm" svg:height="0.25cm" svg:x="20.318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cm" svg:y1="5cm" svg:x2="18.5cm" svg:y2="3cm" draw:start-shape="id8" draw:start-glue-point="1" draw:end-shape="id15" draw:end-glue-point="3" svg:d="m17000 5000h750v-2000h750">
          <text:p/>
        </draw:connector>
        <draw:connector draw:style-name="gr4" draw:text-style-name="P1" draw:layer="layout" svg:x1="17cm" svg:y1="5cm" svg:x2="18.5cm" svg:y2="6cm" draw:start-shape="id8" draw:start-glue-point="1" draw:end-shape="id9" draw:end-glue-point="3" svg:d="m17000 5000h750v1000h750">
          <text:p/>
        </draw:connector>
        <draw:g xml:id="id16" draw:id="id16">
          <draw:rect draw:style-name="gr1" draw:text-style-name="P3" draw:layer="layout" svg:width="2.25cm" svg:height="1cm" svg:x="26.45cm" svg:y="4.5cm">
            <text:p text:style-name="P1"><text:span text:style-name="T2">Milestone 2</text:span></text:p>
          </draw:rect>
          <draw:custom-shape draw:style-name="gr5" draw:text-style-name="P1" draw:layer="layout" svg:width="0.25cm" svg:height="0.25cm" svg:x="28.4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draw:line-skew="2.025cm" svg:x1="20.5cm" svg:y1="3cm" svg:x2="26.45cm" svg:y2="5cm" draw:start-shape="id15" draw:start-glue-point="1" draw:end-shape="id16" draw:end-glue-point="3" svg:d="m20500 3000h5000v2000h950">
          <text:p/>
        </draw:connector>
        <draw:connector draw:style-name="gr4" draw:text-style-name="P1" draw:layer="layout" draw:line-skew="0.15cm" svg:x1="24.25cm" svg:y1="4.5cm" svg:x2="26.45cm" svg:y2="5cm" draw:start-shape="id10" draw:start-glue-point="1" draw:end-shape="id16" draw:end-glue-point="3" svg:d="m24250 4500h1250v500h950">
          <text:p/>
        </draw:connector>
        <draw:connector draw:style-name="gr4" draw:text-style-name="P1" draw:layer="layout" draw:line-skew="0.15cm" svg:x1="24.25cm" svg:y1="6cm" svg:x2="26.45cm" svg:y2="5cm" draw:start-shape="id11" draw:start-glue-point="1" draw:end-shape="id16" draw:end-glue-point="3" svg:d="m24250 6000h1250v-1000h950">
          <text:p/>
        </draw:connector>
        <draw:connector draw:style-name="gr4" draw:text-style-name="P1" draw:layer="layout" draw:line-skew="0.15cm" svg:x1="24.25cm" svg:y1="7.5cm" svg:x2="26.45cm" svg:y2="5cm" draw:start-shape="id13" draw:start-glue-point="1" draw:end-shape="id16" draw:end-glue-point="3" svg:d="m24250 7500h1250v-2500h950">
          <text:p/>
        </draw:connector>
        <draw:frame draw:style-name="gr9" draw:layer="layout" svg:width="3.463cm" svg:height="1.202cm" svg:x="26cm" svg:y="1cm">
          <draw:text-box>
            <text:p><text:date style:data-style-name="D1" text:date-value="2011-12-09">09.12.11</text:date></text:p>
          </draw:text-box>
        </draw:frame>
        <draw:g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7" draw:id="id17">
          <draw:rect draw:style-name="gr1" draw:text-style-name="P3" draw:layer="layout" svg:width="2.25cm" svg:height="1cm" svg:x="1cm" svg:y="10.5cm">
            <text:p text:style-name="P1"><text:span text:style-name="T2">Milestone 2</text:span></text:p>
          </draw:rect>
          <draw:custom-shape draw:style-name="gr5" draw:text-style-name="P1" draw:layer="layout" svg:width="0.25cm" svg:height="0.25cm" svg:x="3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0" draw:id="id20">
          <draw:rect draw:style-name="gr1" draw:text-style-name="P3" draw:layer="layout" svg:width="2.25cm" svg:height="1cm" svg:x="11.5cm" svg:y="10.5cm">
            <text:p text:style-name="P1"><text:span text:style-name="T2">Milestone 3</text:span></text:p>
          </draw:rect>
          <draw:custom-shape draw:style-name="gr5" draw:text-style-name="P1" draw:layer="layout" svg:width="0.25cm" svg:height="0.25cm" svg:x="13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rect draw:style-name="gr1" draw:text-style-name="P3" draw:layer="layout" svg:width="2.5cm" svg:height="1cm" svg:x="7.5cm" svg:y="12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3" draw:text-style-name="P1" draw:layer="layout" svg:width="0.227cm" svg:height="0.25cm" svg:x="9.773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8" draw:id="id18">
          <draw:rect draw:style-name="gr1" draw:text-style-name="P1" draw:layer="layout" svg:width="2.25cm" svg:height="1cm" svg:x="4.5cm" svg:y="10.5cm">
            <text:p text:style-name="P1">JAXB</text:p>
          </draw:rect>
          <draw:custom-shape draw:style-name="gr3" draw:text-style-name="P1" draw:layer="layout" svg:width="0.25cm" svg:height="0.25cm" svg:x="6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1cm" draw:start-shape="id17" draw:start-glue-point="1" draw:end-shape="id18" svg:d="m3250 11000h1250">
          <text:p/>
        </draw:connector>
        <draw:connector draw:style-name="gr4" draw:text-style-name="P1" draw:layer="layout" svg:x1="10cm" svg:y1="12.5cm" svg:x2="11.5cm" svg:y2="11cm" draw:start-shape="id19" draw:start-glue-point="1" draw:end-shape="id20" draw:end-glue-point="3" svg:d="m10000 12500h750v-1500h750">
          <text:p/>
        </draw:connector>
        <draw:connector draw:style-name="gr4" draw:text-style-name="P1" draw:layer="layout" svg:x1="6.75cm" svg:y1="11cm" svg:x2="11.5cm" svg:y2="11cm" draw:start-shape="id18" draw:start-glue-point="1" draw:end-shape="id20" draw:end-glue-point="3" svg:d="m6750 11000h4750">
          <text:p/>
        </draw:connector>
        <draw:g xml:id="id31" draw:id="id31">
          <draw:rect draw:style-name="gr1" draw:text-style-name="P3" draw:layer="layout" svg:width="2.25cm" svg:height="1cm" svg:x="19.5cm" svg:y="10.5cm">
            <text:p text:style-name="P1"><text:span text:style-name="T2">Milestone 4</text:span></text:p>
          </draw:rect>
          <draw:custom-shape draw:style-name="gr5" draw:text-style-name="P1" draw:layer="layout" svg:width="0.25cm" svg:height="0.25cm" svg:x="21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1" draw:id="id21">
          <draw:rect draw:style-name="gr1" draw:text-style-name="P3" draw:layer="layout" svg:width="2.25cm" svg:height="1cm" svg:x="4.5cm" svg:y="12cm">
            <text:p text:style-name="P1"><text:span text:style-name="T2">Test Client</text:span></text:p>
          </draw:rect>
          <draw:custom-shape draw:style-name="gr10" draw:text-style-name="P1" draw:layer="layout" svg:width="0.25cm" svg:height="0.25cm" svg:x="6.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12.5cm" draw:start-shape="id17" draw:start-glue-point="1" draw:end-shape="id21" svg:d="m3250 11000h625v1500h625">
          <text:p/>
        </draw:connector>
        <draw:connector draw:style-name="gr4" draw:text-style-name="P1" draw:layer="layout" svg:x1="6.75cm" svg:y1="12.5cm" svg:x2="7.5cm" svg:y2="12.5cm" draw:start-shape="id21" draw:start-glue-point="1" draw:end-shape="id19" draw:end-glue-point="3" svg:d="m6750 12500h750">
          <text:p/>
        </draw:connector>
        <draw:g xml:id="id22" draw:id="id22">
          <draw:rect draw:style-name="gr1" draw:text-style-name="P3" draw:layer="layout" svg:width="2.5cm" svg:height="1cm" svg:x="4.5cm" svg:y="9cm">
            <text:p text:style-name="P1"><text:span text:style-name="T2">IR Sensor</text:span></text:p>
          </draw:rect>
          <draw:custom-shape draw:style-name="gr3" draw:text-style-name="P1" draw:layer="layout" svg:width="0.227cm" svg:height="0.25cm" svg:x="6.773cm" svg:y="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11cm" svg:x2="4.5cm" svg:y2="9.5cm" draw:start-shape="id17" draw:start-glue-point="1" draw:end-shape="id22" draw:end-glue-point="3" svg:d="m3250 11000h625v-1500h625">
          <text:p/>
        </draw:connector>
        <draw:connector draw:style-name="gr4" draw:text-style-name="P1" draw:layer="layout" svg:x1="7cm" svg:y1="9.5cm" svg:x2="11.5cm" svg:y2="11cm" draw:start-shape="id22" draw:start-glue-point="1" draw:end-shape="id20" draw:end-glue-point="3" svg:d="m7000 9500h2250v1500h2250">
          <text:p/>
        </draw:connector>
        <draw:g xml:id="id37" draw:id="id37">
          <draw:rect draw:style-name="gr1" draw:text-style-name="P3" draw:layer="layout" svg:width="2.25cm" svg:height="1cm" svg:x="1cm" svg:y="17cm">
            <text:p text:style-name="P1"><text:span text:style-name="T2">Milestone 4</text:span></text:p>
          </draw:rect>
          <draw:custom-shape draw:style-name="gr5" draw:text-style-name="P1" draw:layer="layout" svg:width="0.25cm" svg:height="0.25cm" svg:x="3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8" draw:id="id38">
          <draw:rect draw:style-name="gr1" draw:text-style-name="P3" draw:layer="layout" svg:width="2.25cm" svg:height="1cm" svg:x="11.25cm" svg:y="17cm">
            <text:p text:style-name="P1"><text:span text:style-name="T2">Milestone 5</text:span></text:p>
          </draw:rect>
          <draw:custom-shape draw:style-name="gr5" draw:text-style-name="P1" draw:layer="layout" svg:width="0.25cm" svg:height="0.25cm" svg:x="13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9" draw:id="id39">
          <draw:rect draw:style-name="gr1" draw:text-style-name="P3" draw:layer="layout" svg:width="2.25cm" svg:height="1cm" svg:x="26.45cm" svg:y="17cm">
            <text:p text:style-name="P1"><text:span text:style-name="T2">Milestone 6</text:span></text:p>
          </draw:rect>
          <draw:custom-shape draw:style-name="gr5" draw:text-style-name="P1" draw:layer="layout" svg:width="0.25cm" svg:height="0.25cm" svg:x="28.4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rect draw:style-name="gr1" draw:text-style-name="P1" draw:layer="layout" svg:width="2.25cm" svg:height="1cm" svg:x="16.25cm" svg:y="17cm">
            <text:p text:style-name="P1">GUI</text:p>
          </draw:rect>
          <draw:custom-shape draw:style-name="gr5" draw:text-style-name="P1" draw:layer="layout" svg:width="0.25cm" svg:height="0.25cm" svg:x="18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rect draw:style-name="gr1" draw:text-style-name="P3" draw:layer="layout" svg:width="2.75cm" svg:height="1cm" svg:x="20.25cm" svg:y="15.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2.7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rect draw:style-name="gr1" draw:text-style-name="P3" draw:layer="layout" svg:width="2.75cm" svg:height="1cm" svg:x="20.25cm" svg:y="18.5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2.7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rect draw:style-name="gr1" draw:text-style-name="P3" draw:layer="layout" svg:width="2.25cm" svg:height="1cm" svg:x="20.25cm" svg:y="17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2.2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8.5cm" svg:y1="17.5cm" svg:x2="20.25cm" svg:y2="16cm" draw:start-shape="id23" draw:start-glue-point="1" draw:end-shape="id24" draw:end-glue-point="3" svg:d="m18500 17500h875v-1500h875">
          <text:p/>
        </draw:connector>
        <draw:connector draw:style-name="gr4" draw:text-style-name="P1" draw:layer="layout" svg:x1="18.5cm" svg:y1="17.5cm" svg:x2="20.25cm" svg:y2="17.5cm" draw:start-shape="id23" draw:start-glue-point="1" draw:end-shape="id25" draw:end-glue-point="3" svg:d="m18500 17500h1750">
          <text:p/>
        </draw:connector>
        <draw:connector draw:style-name="gr4" draw:text-style-name="P1" draw:layer="layout" svg:x1="18.5cm" svg:y1="17.5cm" svg:x2="20.25cm" svg:y2="19cm" draw:start-shape="id23" draw:start-glue-point="1" draw:end-shape="id26" svg:d="m18500 17500h875v1500h875">
          <text:p/>
        </draw:connector>
        <draw:g xml:id="id27" draw:id="id27">
          <draw:rect draw:style-name="gr1" draw:text-style-name="P3" draw:layer="layout" svg:width="2.25cm" svg:height="1cm" svg:x="13cm" svg:y="12cm">
            <text:p text:style-name="P1"><text:span text:style-name="T2">HANSE 2012</text:span></text:p>
          </draw:rect>
          <draw:custom-shape draw:style-name="gr10" draw:text-style-name="P1" draw:layer="layout" svg:width="0.25cm" svg:height="0.25cm" svg:x="15cm" svg:y="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rect draw:style-name="gr1" draw:text-style-name="P3" draw:layer="layout" svg:width="2.25cm" svg:height="1cm" svg:x="16.25cm" svg:y="11.5cm">
            <text:p text:style-name="P1"><text:span text:style-name="T2">Hanse2012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8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25cm" svg:y1="12.5cm" svg:x2="16.25cm" svg:y2="12cm" draw:start-shape="id27" draw:start-glue-point="1" draw:end-shape="id28" draw:end-glue-point="3" svg:d="m15250 12500h500v-500h500">
          <text:p/>
        </draw:connector>
        <draw:g xml:id="id29" draw:id="id29">
          <draw:rect draw:style-name="gr1" draw:text-style-name="P3" draw:layer="layout" svg:width="2.25cm" svg:height="1cm" svg:x="16.25cm" svg:y="13cm">
            <text:p text:style-name="P1"><text:span text:style-name="T2">Hanse2012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8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5.25cm" svg:y1="12.5cm" svg:x2="16.25cm" svg:y2="13.5cm" draw:start-shape="id27" draw:start-glue-point="1" draw:end-shape="id29" draw:end-glue-point="3" svg:d="m15250 12500h500v1000h500">
          <text:p/>
        </draw:connector>
        <draw:g xml:id="id30" draw:id="id30">
          <draw:rect draw:style-name="gr1" draw:text-style-name="P3" draw:layer="layout" svg:width="2.5cm" svg:height="1cm" svg:x="15cm" svg:y="8cm">
            <text:p text:style-name="P1"><text:span text:style-name="T2">ROS</text:span></text:p>
            <text:p text:style-name="P1"><text:span text:style-name="T2">Topics/Msgs</text:span></text:p>
          </draw:rect>
          <draw:custom-shape draw:style-name="gr3" draw:text-style-name="P1" draw:layer="layout" svg:width="0.227cm" svg:height="0.25cm" svg:x="17.273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8.5cm" draw:start-shape="id20" draw:start-glue-point="1" draw:end-shape="id30" svg:d="m13750 11000h625v-2500h625">
          <text:p/>
        </draw:connector>
        <draw:connector draw:style-name="gr4" draw:text-style-name="P1" draw:layer="layout" svg:x1="17.5cm" svg:y1="8.5cm" svg:x2="19.5cm" svg:y2="11cm" draw:start-shape="id30" draw:start-glue-point="1" draw:end-shape="id31" svg:d="m17500 8500h1000v2500h1000">
          <text:p/>
        </draw:connector>
        <draw:g xml:id="id32" draw:id="id32">
          <draw:rect draw:style-name="gr1" draw:text-style-name="P3" draw:layer="layout" svg:width="2.5cm" svg:height="1cm" svg:x="15cm" svg:y="9.5cm">
            <text:p text:style-name="P1"><text:span text:style-name="T2">Servos</text:span></text:p>
          </draw:rect>
          <draw:custom-shape draw:style-name="gr10" draw:text-style-name="P1" draw:layer="layout" svg:width="0.227cm" svg:height="0.25cm" svg:x="17.273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75cm" svg:y1="11cm" svg:x2="15cm" svg:y2="10cm" draw:start-shape="id20" draw:start-glue-point="1" draw:end-shape="id32" draw:end-glue-point="3" svg:d="m13750 11000h625v-1000h625">
          <text:p/>
        </draw:connector>
        <draw:connector draw:style-name="gr4" draw:text-style-name="P1" draw:layer="layout" svg:x1="17.5cm" svg:y1="10cm" svg:x2="19.5cm" svg:y2="11cm" draw:start-shape="id32" draw:start-glue-point="1" draw:end-shape="id31" draw:end-glue-point="3" svg:d="m17500 10000h1000v1000h1000">
          <text:p/>
        </draw:connector>
        <draw:g xml:id="id33" draw:id="id33">
          <draw:rect draw:style-name="gr1" draw:text-style-name="P3" draw:layer="layout" svg:width="2.25cm" svg:height="1cm" svg:x="4cm" svg:y="17cm">
            <text:p text:style-name="P1"><text:span text:style-name="T2">SMART-E</text:span></text:p>
          </draw:rect>
          <draw:custom-shape draw:style-name="gr11" draw:text-style-name="P1" draw:layer="layout" svg:width="0.25cm" svg:height="0.25cm" svg:x="6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4" draw:id="id34">
          <draw:rect draw:style-name="gr1" draw:text-style-name="P3" draw:layer="layout" svg:width="2.25cm" svg:height="1cm" svg:x="7.5cm" svg:y="15.5cm">
            <text:p text:style-name="P1"><text:span text:style-name="T2">SMART-E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9.5cm" svg:y="1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rect draw:style-name="gr1" draw:text-style-name="P3" draw:layer="layout" svg:width="2.25cm" svg:height="1cm" svg:x="7.5cm" svg:y="17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9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6" draw:id="id36">
          <draw:rect draw:style-name="gr1" draw:text-style-name="P3" draw:layer="layout" svg:width="2.25cm" svg:height="1cm" svg:x="7.5cm" svg:y="18.5cm">
            <text:p text:style-name="P1"><text:span text:style-name="T2">SMART-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9.5cm" svg:y="1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17.5cm" svg:x2="7.5cm" svg:y2="16cm" draw:start-shape="id33" draw:start-glue-point="1" draw:end-shape="id34" draw:end-glue-point="3" svg:d="m6250 17500h625v-1500h625">
          <text:p/>
        </draw:connector>
        <draw:connector draw:style-name="gr4" draw:text-style-name="P1" draw:layer="layout" svg:x1="6.25cm" svg:y1="17.5cm" svg:x2="7.5cm" svg:y2="17.5cm" draw:start-shape="id33" draw:start-glue-point="1" draw:end-shape="id35" svg:d="m6250 17500h1250">
          <text:p/>
        </draw:connector>
        <draw:connector draw:style-name="gr4" draw:text-style-name="P1" draw:layer="layout" svg:x1="6.25cm" svg:y1="17.5cm" svg:x2="7.5cm" svg:y2="19cm" draw:start-shape="id33" draw:start-glue-point="1" draw:end-shape="id36" svg:d="m6250 17500h625v1500h625">
          <text:p/>
        </draw:connector>
        <draw:connector draw:style-name="gr4" draw:text-style-name="P1" draw:layer="layout" svg:x1="12.625cm" svg:y1="11.5cm" svg:x2="13cm" svg:y2="12.5cm" draw:start-shape="id20" draw:start-glue-point="2" draw:end-shape="id27" draw:end-glue-point="3" svg:d="m12625 11500v1000h375">
          <text:p/>
        </draw:connector>
        <draw:connector draw:style-name="gr4" draw:text-style-name="P1" draw:layer="layout" svg:x1="18.5cm" svg:y1="12cm" svg:x2="20.625cm" svg:y2="11.5cm" draw:start-shape="id28" draw:start-glue-point="1" draw:end-shape="id31" draw:end-glue-point="2" svg:d="m18500 12000h2125v-500">
          <text:p/>
        </draw:connector>
        <draw:connector draw:style-name="gr4" draw:text-style-name="P1" draw:layer="layout" svg:x1="18.5cm" svg:y1="13.5cm" svg:x2="20.625cm" svg:y2="11.5cm" draw:start-shape="id29" draw:start-glue-point="1" draw:end-shape="id31" draw:end-glue-point="2" svg:d="m18500 13500h2125v-2000">
          <text:p/>
        </draw:connector>
        <draw:connector draw:style-name="gr4" draw:text-style-name="P1" draw:layer="layout" svg:x1="3.25cm" svg:y1="17.5cm" svg:x2="4cm" svg:y2="17.5cm" draw:start-shape="id37" draw:start-glue-point="1" draw:end-shape="id33" draw:end-glue-point="3" svg:d="m3250 17500h750">
          <text:p/>
        </draw:connector>
        <draw:connector draw:style-name="gr4" draw:text-style-name="P1" draw:layer="layout" svg:x1="9.75cm" svg:y1="16cm" svg:x2="11.25cm" svg:y2="17.5cm" draw:start-shape="id34" draw:start-glue-point="1" draw:end-shape="id38" draw:end-glue-point="3" svg:d="m9750 16000h750v1500h750">
          <text:p/>
        </draw:connector>
        <draw:connector draw:style-name="gr4" draw:text-style-name="P1" draw:layer="layout" svg:x1="9.75cm" svg:y1="17.5cm" svg:x2="11.25cm" svg:y2="17.5cm" draw:start-shape="id35" draw:start-glue-point="1" draw:end-shape="id38" draw:end-glue-point="3" svg:d="m9750 17500h1500">
          <text:p/>
        </draw:connector>
        <draw:connector draw:style-name="gr4" draw:text-style-name="P1" draw:layer="layout" svg:x1="9.75cm" svg:y1="19cm" svg:x2="11.25cm" svg:y2="17.5cm" draw:start-shape="id36" draw:start-glue-point="1" draw:end-shape="id38" draw:end-glue-point="3" svg:d="m9750 19000h750v-1500h750">
          <text:p/>
        </draw:connector>
        <draw:connector draw:style-name="gr4" draw:text-style-name="P1" draw:layer="layout" svg:x1="13.5cm" svg:y1="17.5cm" svg:x2="16.25cm" svg:y2="17.5cm" draw:start-shape="id38" draw:start-glue-point="1" draw:end-shape="id23" svg:d="m13500 17500h2750">
          <text:p/>
        </draw:connector>
        <draw:connector draw:style-name="gr4" draw:text-style-name="P1" draw:layer="layout" svg:x1="23cm" svg:y1="16cm" svg:x2="26.45cm" svg:y2="17.5cm" draw:start-shape="id24" draw:start-glue-point="1" draw:end-shape="id39" draw:end-glue-point="3" svg:d="m23000 16000h1725v1500h1725">
          <text:p/>
        </draw:connector>
        <draw:connector draw:style-name="gr4" draw:text-style-name="P1" draw:layer="layout" svg:x1="22.5cm" svg:y1="17.5cm" svg:x2="26.45cm" svg:y2="17.5cm" draw:start-shape="id25" draw:start-glue-point="1" draw:end-shape="id39" svg:d="m22500 17500h3950">
          <text:p/>
        </draw:connector>
        <draw:connector draw:style-name="gr4" draw:text-style-name="P1" draw:layer="layout" svg:x1="23cm" svg:y1="19cm" svg:x2="26.45cm" svg:y2="17.5cm" draw:start-shape="id26" draw:start-glue-point="1" draw:end-shape="id39" draw:end-glue-point="3" svg:d="m23000 19000h1725v-1500h1725">
          <text:p/>
        </draw:connector>
      </draw:page>
      <draw:page draw:name="page2" draw:style-name="dp1" draw:master-page-name="Standard">
        <draw:g>
          <draw:rect draw:style-name="gr1" draw:text-style-name="P1" draw:layer="layout" svg:width="2.25cm" svg:height="1cm" svg:x="26.5cm" svg:y="19cm">
            <text:p text:style-name="P1">ENDE</text:p>
          </draw:rect>
          <draw:custom-shape draw:style-name="gr5" draw:text-style-name="P1" draw:layer="layout" svg:width="0.25cm" svg:height="0.25cm" svg:x="28.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7" draw:text-style-name="P4" draw:layer="layout" svg:width="10.5cm" svg:height="0.983cm" svg:x="10.5cm" svg:y="1.017cm">
          <draw:text-box>
            <text:p><text:span text:style-name="T5">MA</text:span><text:span text:style-name="T6">rine </text:span><text:span text:style-name="T5">R</text:span><text:span text:style-name="T6">obotics </text:span><text:span text:style-name="T5">S</text:span><text:span text:style-name="T6">imulator (</text:span><text:span text:style-name="T5">MARS</text:span><text:span text:style-name="T6">)</text:span></text:p>
          </draw:text-box>
        </draw:frame>
        <draw:frame draw:style-name="gr8" draw:text-style-name="P1" draw:layer="layout" svg:width="5.5cm" svg:height="2.749cm" svg:x="1cm" svg:y="1cm">
          <draw:image xlink:href="Pictures/10000000000002000000010049DD21C5.png" xlink:type="simple" xlink:show="embed" xlink:actuate="onLoad">
            <text:p/>
          </draw:image>
        </draw:frame>
        <draw:frame draw:style-name="gr9" draw:text-style-name="P4" draw:layer="layout" svg:width="3.463cm" svg:height="1.202cm" svg:x="26cm" svg:y="1cm">
          <draw:text-box>
            <text:p><text:span text:style-name="T6"><text:date style:data-style-name="D1" text:date-value="2011-12-09">09.12.11</text:date></text:span></text:p>
          </draw:text-box>
        </draw:frame>
        <draw:g xml:id="id45" draw:id="id45">
          <draw:rect draw:style-name="gr1" draw:text-style-name="P3" draw:layer="layout" svg:width="2.5cm" svg:height="1cm" svg:x="5.5cm" svg:y="6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7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9" draw:id="id49">
          <draw:rect draw:style-name="gr1" draw:text-style-name="P3" draw:layer="layout" svg:width="2.25cm" svg:height="1cm" svg:x="17.25cm" svg:y="7.5cm">
            <text:p text:style-name="P1"><text:span text:style-name="T2">Fehler </text:span></text:p>
            <text:p text:style-name="P1"><text:span text:style-name="T2">Simulieren 1</text:span></text:p>
          </draw:rect>
          <draw:custom-shape draw:style-name="gr5" draw:text-style-name="P1" draw:layer="layout" svg:width="0.25cm" svg:height="0.25cm" svg:x="19.2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6" draw:id="id46">
          <draw:rect draw:style-name="gr1" draw:text-style-name="P3" draw:layer="layout" svg:width="2.25cm" svg:height="1cm" svg:x="9.5cm" svg:y="6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1.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8" draw:id="id48">
          <draw:rect draw:style-name="gr1" draw:text-style-name="P3" draw:layer="layout" svg:width="2.7cm" svg:height="1cm" svg:x="17.3cm" svg:y="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11" draw:text-style-name="P1" draw:layer="layout" svg:width="0.227cm" svg:height="0.25cm" svg:x="19.77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7" draw:id="id47">
          <draw:rect draw:style-name="gr1" draw:text-style-name="P3" draw:layer="layout" svg:width="2.25cm" svg:height="1cm" svg:x="17.25cm" svg:y="4.5cm">
            <text:p text:style-name="P1"><text:span text:style-name="T2">Rauschen++</text:span></text:p>
          </draw:rect>
          <draw:custom-shape draw:style-name="gr5" draw:text-style-name="P1" draw:layer="layout" svg:width="0.25cm" svg:height="0.25cm" svg:x="19.2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2" draw:id="id42">
          <draw:rect draw:style-name="gr1" draw:text-style-name="P3" draw:layer="layout" svg:width="2.25cm" svg:height="1cm" svg:x="1cm" svg:y="6cm">
            <text:p text:style-name="P1"><text:span text:style-name="T2">Milestone 6</text:span></text:p>
          </draw:rect>
          <draw:custom-shape draw:style-name="gr5" draw:text-style-name="P1" draw:layer="layout" svg:width="0.25cm" svg:height="0.25cm" svg:x="3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rect draw:style-name="gr1" draw:text-style-name="P3" draw:layer="layout" svg:width="2.5cm" svg:height="1cm" svg:x="5.5cm" svg:y="4.5cm">
            <text:p text:style-name="P1"><text:span text:style-name="T2">Tauchtank</text:span></text:p>
          </draw:rect>
          <draw:custom-shape draw:style-name="gr5" draw:text-style-name="P1" draw:layer="layout" svg:width="0.227cm" svg:height="0.25cm" svg:x="7.773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0" draw:id="id40">
          <draw:rect draw:style-name="gr1" draw:text-style-name="P3" draw:layer="layout" svg:width="2.25cm" svg:height="1cm" svg:x="4cm" svg:y="8cm">
            <text:p text:style-name="P1"><text:span text:style-name="T2">WaterFilter++</text:span></text:p>
          </draw:rect>
          <draw:custom-shape draw:style-name="gr5" draw:text-style-name="P1" draw:layer="layout" svg:width="0.25cm" svg:height="0.25cm" svg:x="6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1" draw:id="id41">
          <draw:rect draw:style-name="gr1" draw:text-style-name="P3" draw:layer="layout" svg:width="2.25cm" svg:height="1cm" svg:x="7.5cm" svg:y="8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9.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6.25cm" svg:y1="8.5cm" svg:x2="7.5cm" svg:y2="8.5cm" draw:start-shape="id40" draw:start-glue-point="1" draw:end-shape="id41" draw:end-glue-point="3" svg:d="m6250 8500h1250">
          <text:p/>
        </draw:connector>
        <draw:g xml:id="id44" draw:id="id44">
          <draw:rect draw:style-name="gr1" draw:text-style-name="P3" draw:layer="layout" svg:width="2.25cm" svg:height="1cm" svg:x="13.25cm" svg:y="6cm">
            <text:p text:style-name="P1"><text:span text:style-name="T2">Milestone 7</text:span></text:p>
          </draw:rect>
          <draw:custom-shape draw:style-name="gr5" draw:text-style-name="P1" draw:layer="layout" svg:width="0.25cm" svg:height="0.25cm" svg:x="15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1" draw:id="id51">
          <draw:rect draw:style-name="gr1" draw:text-style-name="P3" draw:layer="layout" svg:width="2.25cm" svg:height="1cm" svg:x="26.45cm" svg:y="6cm">
            <text:p text:style-name="P1"><text:span text:style-name="T2">Milestone 8</text:span></text:p>
          </draw:rect>
          <draw:custom-shape draw:style-name="gr5" draw:text-style-name="P1" draw:layer="layout" svg:width="0.25cm" svg:height="0.25cm" svg:x="28.4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25cm" svg:y1="6.5cm" svg:x2="5.5cm" svg:y2="5cm" draw:start-shape="id42" draw:start-glue-point="1" draw:end-shape="id43" draw:end-glue-point="3" svg:d="m3250 6500h1125v-1500h1125">
          <text:p/>
        </draw:connector>
        <draw:connector draw:style-name="gr4" draw:text-style-name="P1" draw:layer="layout" svg:x1="8cm" svg:y1="5cm" svg:x2="14.375cm" svg:y2="6cm" draw:start-shape="id43" draw:start-glue-point="1" draw:end-shape="id44" draw:end-glue-point="0" svg:d="m8000 5000h6375v1000">
          <text:p/>
        </draw:connector>
        <draw:connector draw:style-name="gr4" draw:text-style-name="P1" draw:layer="layout" svg:x1="3.25cm" svg:y1="6.5cm" svg:x2="5.5cm" svg:y2="6.5cm" draw:start-shape="id42" draw:start-glue-point="1" draw:end-shape="id45" svg:d="m3250 6500h2250">
          <text:p/>
        </draw:connector>
        <draw:connector draw:style-name="gr4" draw:text-style-name="P1" draw:layer="layout" svg:x1="8cm" svg:y1="6.5cm" svg:x2="9.5cm" svg:y2="6.5cm" draw:start-shape="id45" draw:start-glue-point="1" draw:end-shape="id46" draw:end-glue-point="3" svg:d="m8000 6500h1500">
          <text:p/>
        </draw:connector>
        <draw:connector draw:style-name="gr4" draw:text-style-name="P1" draw:layer="layout" svg:x1="11.75cm" svg:y1="6.5cm" svg:x2="13.25cm" svg:y2="6.5cm" draw:start-shape="id46" draw:start-glue-point="1" draw:end-shape="id44" draw:end-glue-point="3" svg:d="m11750 6500h1500">
          <text:p/>
        </draw:connector>
        <draw:connector draw:style-name="gr4" draw:text-style-name="P1" draw:layer="layout" svg:x1="2.125cm" svg:y1="7cm" svg:x2="4cm" svg:y2="8.5cm" draw:start-shape="id42" draw:start-glue-point="2" draw:end-shape="id40" svg:d="m2125 7000v1500h1875">
          <text:p/>
        </draw:connector>
        <draw:connector draw:style-name="gr4" draw:text-style-name="P1" draw:layer="layout" svg:x1="9.75cm" svg:y1="8.5cm" svg:x2="10.625cm" svg:y2="7cm" draw:start-shape="id41" draw:start-glue-point="1" draw:end-shape="id46" svg:d="m9750 8500h875v-1500">
          <text:p/>
        </draw:connector>
        <draw:connector draw:style-name="gr4" draw:text-style-name="P1" draw:layer="layout" svg:x1="15.5cm" svg:y1="6.5cm" svg:x2="17.25cm" svg:y2="5cm" draw:start-shape="id44" draw:start-glue-point="1" draw:end-shape="id47" draw:end-glue-point="3" svg:d="m15500 6500h875v-1500h875">
          <text:p/>
        </draw:connector>
        <draw:connector draw:style-name="gr4" draw:text-style-name="P1" draw:layer="layout" svg:x1="15.5cm" svg:y1="6.5cm" svg:x2="17.3cm" svg:y2="6.5cm" draw:start-shape="id44" draw:start-glue-point="1" draw:end-shape="id48" draw:end-glue-point="3" svg:d="m15500 6500h1800">
          <text:p/>
        </draw:connector>
        <draw:connector draw:style-name="gr4" draw:text-style-name="P1" draw:layer="layout" svg:x1="15.5cm" svg:y1="6.5cm" svg:x2="17.25cm" svg:y2="8cm" draw:start-shape="id44" draw:start-glue-point="1" draw:end-shape="id49" draw:end-glue-point="3" svg:d="m15500 6500h875v1500h875">
          <text:p/>
        </draw:connector>
        <draw:g xml:id="id50" draw:id="id50">
          <draw:rect draw:style-name="gr1" draw:text-style-name="P3" draw:layer="layout" svg:width="2.25cm" svg:height="1cm" svg:x="22.25cm" svg:y="6cm">
            <text:p text:style-name="P1"><text:span text:style-name="T2">Strömung^2</text:span></text:p>
          </draw:rect>
          <draw:custom-shape draw:style-name="gr5" draw:text-style-name="P1" draw:layer="layout" svg:width="0.25cm" svg:height="0.25cm" svg:x="24.25cm" svg:y="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0cm" svg:y1="6.5cm" svg:x2="22.25cm" svg:y2="6.5cm" draw:start-shape="id48" draw:start-glue-point="1" draw:end-shape="id50" svg:d="m20000 6500h2250">
          <text:p/>
        </draw:connector>
        <draw:connector draw:style-name="gr4" draw:text-style-name="P1" draw:layer="layout" svg:x1="19.5cm" svg:y1="5cm" svg:x2="22.25cm" svg:y2="6.5cm" draw:start-shape="id47" draw:start-glue-point="1" draw:end-shape="id50" svg:d="m19500 5000h1375v1500h1375">
          <text:p/>
        </draw:connector>
        <draw:connector draw:style-name="gr4" draw:text-style-name="P1" draw:layer="layout" svg:x1="19.5cm" svg:y1="8cm" svg:x2="22.25cm" svg:y2="6.5cm" draw:start-shape="id49" draw:start-glue-point="1" draw:end-shape="id50" draw:end-glue-point="3" svg:d="m19500 8000h1375v-1500h1375">
          <text:p/>
        </draw:connector>
        <draw:connector draw:style-name="gr4" draw:text-style-name="P1" draw:layer="layout" svg:x1="24.5cm" svg:y1="6.5cm" svg:x2="26.45cm" svg:y2="6.5cm" draw:start-shape="id50" draw:start-glue-point="1" draw:end-shape="id51" svg:d="m24500 6500h1950">
          <text:p/>
        </draw:connector>
      </draw:page>
      <draw:page draw:name="page3" draw:style-name="dp1" draw:master-page-name="Standard">
        <draw:g xml:id="id52" draw:id="id52">
          <draw:rect draw:style-name="gr1" draw:text-style-name="P3" draw:layer="layout" svg:width="2.25cm" svg:height="1cm" svg:x="1.5cm" svg:y="16cm">
            <text:p text:style-name="P1"><text:span text:style-name="T2">Physik</text:span></text:p>
          </draw:rect>
          <draw:custom-shape draw:style-name="gr5" draw:text-style-name="P1" draw:layer="layout" svg:width="0.25cm" svg:height="0.25cm" svg:x="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3" draw:id="id53">
          <draw:rect draw:style-name="gr1" draw:text-style-name="P3" draw:layer="layout" svg:width="2.25cm" svg:height="1cm" svg:x="5cm" svg:y="14.5cm">
            <text:p text:style-name="P1"><text:span text:style-name="T2">Dynamischer</text:span></text:p>
            <text:p text:style-name="P1"><text:span text:style-name="T2">Auftrieb</text:span></text:p>
          </draw:rect>
          <draw:custom-shape draw:style-name="gr5" draw:text-style-name="P1" draw:layer="layout" svg:width="0.25cm" svg:height="0.25cm" svg:x="7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4" draw:id="id54">
          <draw:rect draw:style-name="gr1" draw:text-style-name="P3" draw:layer="layout" svg:width="2.25cm" svg:height="1cm" svg:x="5cm" svg:y="16cm">
            <text:p text:style-name="P1"><text:span text:style-name="T2">Strömung^2</text:span></text:p>
          </draw:rect>
          <draw:custom-shape draw:style-name="gr5" draw:text-style-name="P1" draw:layer="layout" svg:width="0.25cm" svg:height="0.25cm" svg:x="7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5cm" draw:start-shape="id52" draw:start-glue-point="1" draw:end-shape="id53" draw:end-glue-point="3" svg:d="m3750 16500h625v-1500h625">
          <text:p/>
        </draw:connector>
        <draw:connector draw:style-name="gr4" draw:text-style-name="P1" draw:layer="layout" svg:x1="3.75cm" svg:y1="16.5cm" svg:x2="5cm" svg:y2="16.5cm" draw:start-shape="id52" draw:start-glue-point="1" draw:end-shape="id54" draw:end-glue-point="3" svg:d="m3750 16500h1250">
          <text:p/>
        </draw:connector>
        <draw:g xml:id="id55" draw:id="id55">
          <draw:rect draw:style-name="gr1" draw:text-style-name="P3" draw:layer="layout" svg:width="2.25cm" svg:height="1cm" svg:x="5cm" svg:y="17.5cm">
            <text:p text:style-name="P1"><text:span text:style-name="T2">Dreh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8cm" draw:start-shape="id52" draw:start-glue-point="1" draw:end-shape="id55" svg:d="m3750 16500h625v1500h625">
          <text:p/>
        </draw:connector>
        <draw:g xml:id="id56" draw:id="id56">
          <draw:rect draw:style-name="gr1" draw:text-style-name="P3" draw:layer="layout" svg:width="2.25cm" svg:height="1cm" svg:x="5cm" svg:y="19cm">
            <text:p text:style-name="P1"><text:span text:style-name="T2">Wellen</text:span></text:p>
            <text:p text:style-name="P1"><text:span text:style-name="T2">Widerstand</text:span></text:p>
          </draw:rect>
          <draw:custom-shape draw:style-name="gr5" draw:text-style-name="P1" draw:layer="layout" svg:width="0.25cm" svg:height="0.25cm" svg:x="7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9.5cm" draw:start-shape="id52" draw:start-glue-point="1" draw:end-shape="id56" draw:end-glue-point="3" svg:d="m3750 16500h625v3000h625">
          <text:p/>
        </draw:connector>
        <draw:g xml:id="id57" draw:id="id57">
          <draw:rect draw:style-name="gr1" draw:text-style-name="P3" draw:layer="layout" svg:width="2.25cm" svg:height="1cm" svg:x="5cm" svg:y="13cm">
            <text:p text:style-name="P1"><text:span text:style-name="T2">Thruster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7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3.75cm" svg:y1="16.5cm" svg:x2="5cm" svg:y2="13.5cm" draw:start-shape="id52" draw:start-glue-point="1" draw:end-shape="id57" draw:end-glue-point="3" svg:d="m3750 16500h625v-3000h625">
          <text:p/>
        </draw:connector>
        <draw:g xml:id="id58" draw:id="id58">
          <draw:rect draw:style-name="gr1" draw:text-style-name="P3" draw:layer="layout" svg:width="2.25cm" svg:height="1cm" svg:x="8cm" svg:y="16cm">
            <text:p text:style-name="P1"><text:span text:style-name="T2">Test Client</text:span></text:p>
          </draw:rect>
          <draw:custom-shape draw:style-name="gr5" draw:text-style-name="P1" draw:layer="layout" svg:width="0.25cm" svg:height="0.25cm" svg:x="10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59" draw:id="id59">
          <draw:rect draw:style-name="gr1" draw:text-style-name="P3" draw:layer="layout" svg:width="2.25cm" svg:height="1cm" svg:x="11.5cm" svg:y="16cm">
            <text:p text:style-name="P1"><text:span text:style-name="T2">Multi AUV </text:span></text:p>
            <text:p text:style-name="P1"><text:span text:style-name="T2">Tests</text:span></text:p>
          </draw:rect>
          <draw:custom-shape draw:style-name="gr5" draw:text-style-name="P1" draw:layer="layout" svg:width="0.25cm" svg:height="0.25cm" svg:x="13.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6.5cm" draw:start-shape="id58" draw:start-glue-point="1" draw:end-shape="id59" svg:d="m10250 16500h1250">
          <text:p/>
        </draw:connector>
        <draw:g xml:id="id60" draw:id="id60">
          <draw:rect draw:style-name="gr1" draw:text-style-name="P3" draw:layer="layout" svg:width="2.25cm" svg:height="1cm" svg:x="11.5cm" svg:y="17.5cm">
            <text:p text:style-name="P1"><text:span text:style-name="T2">Mikrokopter</text:span></text:p>
            <text:p text:style-name="P1"><text:span text:style-name="T2">Blimp Test</text:span></text:p>
          </draw:rect>
          <draw:custom-shape draw:style-name="gr5" draw:text-style-name="P1" draw:layer="layout" svg:width="0.25cm" svg:height="0.25cm" svg:x="13.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0.25cm" svg:y1="16.5cm" svg:x2="11.5cm" svg:y2="18cm" draw:start-shape="id58" draw:start-glue-point="1" draw:end-shape="id60" draw:end-glue-point="3" svg:d="m10250 16500h625v1500h625">
          <text:p/>
        </draw:connector>
        <draw:g xml:id="id61" draw:id="id61">
          <draw:rect draw:style-name="gr1" draw:text-style-name="P3" draw:layer="layout" svg:width="2.25cm" svg:height="1cm" svg:x="14.5cm" svg:y="18cm">
            <text:p text:style-name="P1"><text:span text:style-name="T2">HANSE 2012</text:span></text:p>
          </draw:rect>
          <draw:custom-shape draw:style-name="gr5" draw:text-style-name="P1" draw:layer="layout" svg:width="0.25cm" svg:height="0.25cm" svg:x="16.5cm" svg:y="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2" draw:id="id62">
          <draw:rect draw:style-name="gr1" draw:text-style-name="P3" draw:layer="layout" svg:width="2.25cm" svg:height="1cm" svg:x="17.75cm" svg:y="17.5cm">
            <text:p text:style-name="P1"><text:span text:style-name="T2">NeuHanse</text:span></text:p>
            <text:p text:style-name="P1"><text:span text:style-name="T2">Modellierung</text:span></text:p>
          </draw:rect>
          <draw:custom-shape draw:style-name="gr5" draw:text-style-name="P1" draw:layer="layout" svg:width="0.25cm" svg:height="0.25cm" svg:x="19.75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8cm" draw:start-shape="id61" draw:start-glue-point="1" draw:end-shape="id62" draw:end-glue-point="3" svg:d="m16750 18500h500v-500h500">
          <text:p/>
        </draw:connector>
        <draw:g xml:id="id63" draw:id="id63">
          <draw:rect draw:style-name="gr1" draw:text-style-name="P3" draw:layer="layout" svg:width="2.25cm" svg:height="1cm" svg:x="17.75cm" svg:y="19cm">
            <text:p text:style-name="P1"><text:span text:style-name="T2">NeuHanse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19.75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6.75cm" svg:y1="18.5cm" svg:x2="17.75cm" svg:y2="19.5cm" draw:start-shape="id61" draw:start-glue-point="1" draw:end-shape="id63" draw:end-glue-point="3" svg:d="m16750 18500h500v1000h500">
          <text:p/>
        </draw:connector>
        <draw:g xml:id="id64" draw:id="id64">
          <draw:rect draw:style-name="gr1" draw:text-style-name="P3" draw:layer="layout" svg:width="2.25cm" svg:height="1cm" svg:x="20.5cm" svg:y="17cm">
            <text:p text:style-name="P1"><text:span text:style-name="T2">Aktorik</text:span></text:p>
            <text:p text:style-name="P1"><text:span text:style-name="T2">Sensorik</text:span></text:p>
          </draw:rect>
          <draw:custom-shape draw:style-name="gr5" draw:text-style-name="P1" draw:layer="layout" svg:width="0.25cm" svg:height="0.25cm" svg:x="22.5cm" svg:y="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5" draw:id="id65">
          <draw:rect draw:style-name="gr1" draw:text-style-name="P3" draw:layer="layout" svg:width="2.5cm" svg:height="1cm" svg:x="24cm" svg:y="16cm">
            <text:p text:style-name="P1"><text:span text:style-name="T2">Unterwasser</text:span></text:p>
            <text:p text:style-name="P1"><text:span text:style-name="T2">kommunikation</text:span></text:p>
          </draw:rect>
          <draw:custom-shape draw:style-name="gr5" draw:text-style-name="P1" draw:layer="layout" svg:width="0.227cm" svg:height="0.25cm" svg:x="26.2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6.5cm" draw:start-shape="id64" draw:start-glue-point="1" draw:end-shape="id65" draw:end-glue-point="3" svg:d="m22750 17500h625v-1000h625">
          <text:p/>
        </draw:connector>
        <draw:g xml:id="id66" draw:id="id66">
          <draw:rect draw:style-name="gr1" draw:text-style-name="P3" draw:layer="layout" svg:width="2.5cm" svg:height="1cm" svg:x="24cm" svg:y="17.5cm">
            <text:p text:style-name="P1"><text:span text:style-name="T2">BlackFin </text:span></text:p>
            <text:p text:style-name="P1"><text:span text:style-name="T2">Camera</text:span></text:p>
          </draw:rect>
          <draw:custom-shape draw:style-name="gr5" draw:text-style-name="P1" draw:layer="layout" svg:width="0.227cm" svg:height="0.25cm" svg:x="26.273cm" svg:y="1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8cm" draw:start-shape="id64" draw:start-glue-point="1" draw:end-shape="id66" draw:end-glue-point="3" svg:d="m22750 17500h625v500h625">
          <text:p/>
        </draw:connector>
        <draw:g xml:id="id67" draw:id="id67">
          <draw:rect draw:style-name="gr1" draw:text-style-name="P3" draw:layer="layout" svg:width="2.5cm" svg:height="1cm" svg:x="24cm" svg:y="19cm">
            <text:p text:style-name="P1"><text:span text:style-name="T2">Tauchtank</text:span></text:p>
          </draw:rect>
          <draw:custom-shape draw:style-name="gr5" draw:text-style-name="P1" draw:layer="layout" svg:width="0.227cm" svg:height="0.25cm" svg:x="26.273cm" svg:y="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9.5cm" draw:start-shape="id64" draw:start-glue-point="1" draw:end-shape="id67" draw:end-glue-point="3" svg:d="m22750 17500h625v2000h625">
          <text:p/>
        </draw:connector>
        <draw:g xml:id="id68" draw:id="id68">
          <draw:rect draw:style-name="gr1" draw:text-style-name="P3" draw:layer="layout" svg:width="2.7cm" svg:height="1cm" svg:x="27cm" svg:y="16cm">
            <text:p text:style-name="P1"><text:span text:style-name="T2">Unterwasser</text:span></text:p>
            <text:p text:style-name="P1"><text:span text:style-name="T2">kommunikation2</text:span></text:p>
          </draw:rect>
          <draw:custom-shape draw:style-name="gr5" draw:text-style-name="P1" draw:layer="layout" svg:width="0.227cm" svg:height="0.25cm" svg:x="29.473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6.5cm" svg:y1="16.5cm" svg:x2="27cm" svg:y2="16.5cm" draw:start-shape="id65" draw:start-glue-point="1" draw:end-shape="id68" draw:end-glue-point="3" svg:d="m26500 16500h500">
          <text:p/>
        </draw:connector>
        <draw:g xml:id="id82" draw:id="id82">
          <draw:rect draw:style-name="gr1" draw:text-style-name="P3" draw:layer="layout" svg:width="2.25cm" svg:height="1cm" svg:x="22.25cm" svg:y="6.5cm">
            <text:p text:style-name="P1"><text:span text:style-name="T2">Hanse II</text:span></text:p>
          </draw:rect>
          <draw:custom-shape draw:style-name="gr11" draw:text-style-name="P1" draw:layer="layout" svg:width="0.25cm" svg:height="0.25cm" svg:x="24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3" draw:id="id83">
          <draw:rect draw:style-name="gr1" draw:text-style-name="P3" draw:layer="layout" svg:width="2.25cm" svg:height="1cm" svg:x="25.75cm" svg:y="5cm">
            <text:p text:style-name="P1"><text:span text:style-name="T2">Hanse II</text:span></text:p>
            <text:p text:style-name="P1"><text:span text:style-name="T2">Modellierung</text:span></text:p>
          </draw:rect>
          <draw:custom-shape draw:style-name="gr11" draw:text-style-name="P1" draw:layer="layout" svg:width="0.25cm" svg:height="0.25cm" svg:x="27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4" draw:id="id84">
          <draw:rect draw:style-name="gr1" draw:text-style-name="P3" draw:layer="layout" svg:width="2.25cm" svg:height="1cm" svg:x="25.75cm" svg:y="6.5cm">
            <text:p text:style-name="P1"><text:span text:style-name="T2">Messungen</text:span></text:p>
            <text:p text:style-name="P1"><text:span text:style-name="T2">Experimente</text:span></text:p>
          </draw:rect>
          <draw:custom-shape draw:style-name="gr5" draw:text-style-name="P1" draw:layer="layout" svg:width="0.25cm" svg:height="0.25cm" svg:x="27.7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5" draw:id="id85">
          <draw:rect draw:style-name="gr1" draw:text-style-name="P3" draw:layer="layout" svg:width="2.25cm" svg:height="1cm" svg:x="25.75cm" svg:y="8cm">
            <text:p text:style-name="P1"><text:span text:style-name="T2">Hanse II</text:span></text:p>
            <text:p text:style-name="P1"><text:span text:style-name="T2">Integration</text:span></text:p>
          </draw:rect>
          <draw:custom-shape draw:style-name="gr5" draw:text-style-name="P1" draw:layer="layout" svg:width="0.25cm" svg:height="0.25cm" svg:x="27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9.5cm">
            <text:p text:style-name="P1"><text:span text:style-name="T2">Fehler </text:span></text:p>
            <text:p text:style-name="P1"><text:span text:style-name="T2">simulieren</text:span></text:p>
          </draw:rect>
          <draw:custom-shape draw:style-name="gr5" draw:text-style-name="P1" draw:layer="layout" svg:width="0.25cm" svg:height="0.25cm" svg:x="27.75cm" svg:y="9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rect draw:style-name="gr1" draw:text-style-name="P1" draw:layer="layout" svg:width="2.25cm" svg:height="1cm" svg:x="11.75cm" svg:y="13cm">
            <text:p text:style-name="P1">Grafik</text:p>
          </draw:rect>
          <draw:custom-shape draw:style-name="gr5" draw:text-style-name="P1" draw:layer="layout" svg:width="0.25cm" svg:height="0.25cm" svg:x="13.7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1" draw:id="id71">
          <draw:rect draw:style-name="gr1" draw:text-style-name="P3" draw:layer="layout" svg:width="2.25cm" svg:height="1cm" svg:x="15.25cm" svg:y="11.5cm">
            <text:p text:style-name="P1"><text:span text:style-name="T2">Schatten</text:span></text:p>
          </draw:rect>
          <draw:custom-shape draw:style-name="gr5" draw:text-style-name="P1" draw:layer="layout" svg:width="0.25cm" svg:height="0.25cm" svg:x="17.25cm" svg:y="1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0" draw:id="id70">
          <draw:rect draw:style-name="gr1" draw:text-style-name="P3" draw:layer="layout" svg:width="2.25cm" svg:height="1cm" svg:x="15.25cm" svg:y="13cm">
            <text:p text:style-name="P1"><text:span text:style-name="T2">Kamerafilter</text:span></text:p>
            <text:p text:style-name="P1"><text:span text:style-name="T2">Bullauge</text:span></text:p>
          </draw:rect>
          <draw:custom-shape draw:style-name="gr5" draw:text-style-name="P1" draw:layer="layout" svg:width="0.25cm" svg:height="0.25cm" svg:x="17.25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rect draw:style-name="gr1" draw:text-style-name="P3" draw:layer="layout" svg:width="2.25cm" svg:height="1cm" svg:x="15.25cm" svg:y="14.5cm">
            <text:p text:style-name="P1"><text:span text:style-name="T2">Terramonkey</text:span></text:p>
          </draw:rect>
          <draw:custom-shape draw:style-name="gr5" draw:text-style-name="P1" draw:layer="layout" svg:width="0.25cm" svg:height="0.25cm" svg:x="17.25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3.5cm" draw:start-shape="id69" draw:start-glue-point="1" draw:end-shape="id70" draw:end-glue-point="3" svg:d="m14000 13500h1250">
          <text:p/>
        </draw:connector>
        <draw:connector draw:style-name="gr4" draw:text-style-name="P1" draw:layer="layout" svg:x1="14cm" svg:y1="13.5cm" svg:x2="15.25cm" svg:y2="12cm" draw:start-shape="id69" draw:start-glue-point="1" draw:end-shape="id71" draw:end-glue-point="3" svg:d="m14000 13500h625v-1500h625">
          <text:p/>
        </draw:connector>
        <draw:connector draw:style-name="gr4" draw:text-style-name="P1" draw:layer="layout" svg:x1="14cm" svg:y1="13.5cm" svg:x2="15.25cm" svg:y2="15cm" draw:start-shape="id69" draw:start-glue-point="1" draw:end-shape="id72" svg:d="m14000 13500h625v1500h625">
          <text:p/>
        </draw:connector>
        <draw:g xml:id="id73" draw:id="id73">
          <draw:rect draw:style-name="gr1" draw:text-style-name="P3" draw:layer="layout" svg:width="2.25cm" svg:height="1cm" svg:x="15.25cm" svg:y="10cm">
            <text:p text:style-name="P1"><text:span text:style-name="T2">Pflanzen</text:span></text:p>
            <text:p text:style-name="P1"><text:span text:style-name="T2">bewuchs</text:span></text:p>
          </draw:rect>
          <draw:custom-shape draw:style-name="gr5" draw:text-style-name="P1" draw:layer="layout" svg:width="0.25cm" svg:height="0.25cm" svg:x="17.25cm" svg:y="10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0.5cm" draw:start-shape="id69" draw:start-glue-point="1" draw:end-shape="id73" draw:end-glue-point="3" svg:d="m14000 13500h625v-3000h625">
          <text:p/>
        </draw:connector>
        <draw:g xml:id="id74" draw:id="id74">
          <draw:rect draw:style-name="gr1" draw:text-style-name="P3" draw:layer="layout" svg:width="2.25cm" svg:height="1cm" svg:x="15.25cm" svg:y="16cm">
            <text:p text:style-name="P1"><text:span text:style-name="T2">Light</text:span></text:p>
            <text:p text:style-name="P1"><text:span text:style-name="T2">Scattering</text:span></text:p>
          </draw:rect>
          <draw:custom-shape draw:style-name="gr5" draw:text-style-name="P1" draw:layer="layout" svg:width="0.25cm" svg:height="0.25cm" svg:x="17.25cm" svg:y="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16.5cm" draw:start-shape="id69" draw:start-glue-point="1" draw:end-shape="id74" draw:end-glue-point="3" svg:d="m14000 13500h625v3000h625">
          <text:p/>
        </draw:connector>
        <draw:g>
          <draw:rect draw:style-name="gr1" draw:text-style-name="P3" draw:layer="layout" svg:width="2.25cm" svg:height="1cm" svg:x="8cm" svg:y="13cm">
            <text:p text:style-name="P1"><text:span text:style-name="T2">AppStates</text:span></text:p>
            <text:p text:style-name="P1"><text:span text:style-name="T2">Threading</text:span></text:p>
          </draw:rect>
          <draw:custom-shape draw:style-name="gr11" draw:text-style-name="P1" draw:layer="layout" svg:width="0.25cm" svg:height="0.25cm" svg:x="10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6" draw:id="id76">
          <draw:rect draw:style-name="gr1" draw:text-style-name="P1" draw:layer="layout" svg:width="2.25cm" svg:height="1cm" svg:x="15.25cm" svg:y="6.5cm">
            <text:p text:style-name="P1">GUI</text:p>
          </draw:rect>
          <draw:custom-shape draw:style-name="gr5" draw:text-style-name="P1" draw:layer="layout" svg:width="0.25cm" svg:height="0.25cm" svg:x="17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5" draw:id="id75">
          <draw:rect draw:style-name="gr1" draw:text-style-name="P1" draw:layer="layout" svg:width="2.25cm" svg:height="1cm" svg:x="11.25cm" svg:y="6.5cm">
            <text:p text:style-name="P1">JAXB</text:p>
          </draw:rect>
          <draw:custom-shape draw:style-name="gr5" draw:text-style-name="P1" draw:layer="layout" svg:width="0.25cm" svg:height="0.25cm" svg:x="13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5" draw:layer="layout" svg:width="2.25cm" svg:height="1cm" svg:x="8.25cm" svg:y="6.5cm">
            <text:p text:style-name="P1"><text:span text:style-name="T7">Fische</text:span></text:p>
          </draw:rect>
          <draw:custom-shape draw:style-name="gr5" draw:text-style-name="P1" draw:layer="layout" svg:width="0.25cm" svg:height="0.25cm" svg:x="10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8" draw:id="id78">
          <draw:rect draw:style-name="gr1" draw:text-style-name="P3" draw:layer="layout" svg:width="2.75cm" svg:height="1cm" svg:x="19.25cm" svg:y="5cm">
            <text:p text:style-name="P1"><text:span text:style-name="T2">Aktor Steuerung</text:span></text:p>
            <text:p text:style-name="P1"><text:span text:style-name="T2">Config</text:span></text:p>
          </draw:rect>
          <draw:custom-shape draw:style-name="gr5" draw:text-style-name="P1" draw:layer="layout" svg:width="0.25cm" svg:height="0.25cm" svg:x="21.7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80" draw:id="id80">
          <draw:rect draw:style-name="gr1" draw:text-style-name="P3" draw:layer="layout" svg:width="2.75cm" svg:height="1cm" svg:x="19.25cm" svg:y="8cm">
            <text:p text:style-name="P1"><text:span text:style-name="T2">Logs abspielen</text:span></text:p>
          </draw:rect>
          <draw:custom-shape draw:style-name="gr5" draw:text-style-name="P1" draw:layer="layout" svg:width="0.25cm" svg:height="0.25cm" svg:x="21.75cm" svg:y="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3.5cm" svg:y1="7cm" svg:x2="15.25cm" svg:y2="7cm" draw:start-shape="id75" draw:start-glue-point="1" draw:end-shape="id76" draw:end-glue-point="3" svg:d="m13500 7000h1750">
          <text:p/>
        </draw:connector>
        <draw:g xml:id="id77" draw:id="id77">
          <draw:rect draw:style-name="gr1" draw:text-style-name="P3" draw:layer="layout" svg:width="2.25cm" svg:height="1cm" svg:x="15.25cm" svg:y="8.5cm">
            <text:p text:style-name="P1"><text:span text:style-name="T2">WaterFilter++</text:span></text:p>
          </draw:rect>
          <draw:custom-shape draw:style-name="gr5" draw:text-style-name="P1" draw:layer="layout" svg:width="0.25cm" svg:height="0.25cm" svg:x="17.2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4cm" svg:y1="13.5cm" svg:x2="15.25cm" svg:y2="9cm" draw:start-shape="id69" draw:start-glue-point="1" draw:end-shape="id77" draw:end-glue-point="3" svg:d="m14000 13500h625v-4500h625">
          <text:p/>
        </draw:connector>
        <draw:g xml:id="id79" draw:id="id79">
          <draw:rect draw:style-name="gr1" draw:text-style-name="P3" draw:layer="layout" svg:width="2.25cm" svg:height="1cm" svg:x="19.25cm" svg:y="6.5cm">
            <text:p text:style-name="P1"><text:span text:style-name="T2">Model/Sens </text:span></text:p>
            <text:p text:style-name="P1"><text:span text:style-name="T2">Editor</text:span></text:p>
          </draw:rect>
          <draw:custom-shape draw:style-name="gr5" draw:text-style-name="P1" draw:layer="layout" svg:width="0.25cm" svg:height="0.25cm" svg:x="21.25cm" svg:y="6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25.75cm" svg:y="11cm">
            <text:p text:style-name="P1"><text:span text:style-name="T2">Rauschen++</text:span></text:p>
          </draw:rect>
          <draw:custom-shape draw:style-name="gr5" draw:text-style-name="P1" draw:layer="layout" svg:width="0.25cm" svg:height="0.25cm" svg:x="27.75cm" svg:y="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8.5cm">
            <text:p text:style-name="P1"><text:span text:style-name="T2">Schiffe/Wind</text:span></text:p>
          </draw:rect>
          <draw:custom-shape draw:style-name="gr5" draw:text-style-name="P1" draw:layer="layout" svg:width="0.25cm" svg:height="0.25cm" svg:x="7.5cm" svg:y="8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rect draw:style-name="gr1" draw:text-style-name="P3" draw:layer="layout" svg:width="2.25cm" svg:height="1cm" svg:x="5.5cm" svg:y="10.5cm">
            <text:p text:style-name="P1"><text:span text:style-name="T2">Luft/Blimps</text:span></text:p>
          </draw:rect>
          <draw:custom-shape draw:style-name="gr5" draw:text-style-name="P1" draw:layer="layout" svg:width="0.25cm" svg:height="0.25cm" svg:x="7.5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17.5cm" svg:y1="7cm" svg:x2="19.25cm" svg:y2="5.5cm" draw:start-shape="id76" draw:start-glue-point="1" draw:end-shape="id78" draw:end-glue-point="3" svg:d="m17500 7000h875v-1500h875">
          <text:p/>
        </draw:connector>
        <draw:connector draw:style-name="gr4" draw:text-style-name="P1" draw:layer="layout" svg:x1="17.5cm" svg:y1="7cm" svg:x2="19.25cm" svg:y2="7cm" draw:start-shape="id76" draw:start-glue-point="1" draw:end-shape="id79" draw:end-glue-point="3" svg:d="m17500 7000h1750">
          <text:p/>
        </draw:connector>
        <draw:connector draw:style-name="gr4" draw:text-style-name="P1" draw:layer="layout" svg:x1="17.5cm" svg:y1="7cm" svg:x2="19.25cm" svg:y2="8.5cm" draw:start-shape="id76" draw:start-glue-point="1" draw:end-shape="id80" svg:d="m17500 7000h875v1500h875">
          <text:p/>
        </draw:connector>
        <draw:g xml:id="id81" draw:id="id81">
          <draw:rect draw:style-name="gr1" draw:text-style-name="P3" draw:layer="layout" svg:width="2.5cm" svg:height="1cm" svg:x="24cm" svg:y="14.5cm">
            <text:p text:style-name="P1"><text:span text:style-name="T2">Servoarm</text:span></text:p>
          </draw:rect>
          <draw:custom-shape draw:style-name="gr5" draw:text-style-name="P1" draw:layer="layout" svg:width="0.227cm" svg:height="0.25cm" svg:x="26.273cm" svg:y="1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5cm" draw:start-shape="id64" draw:start-glue-point="1" draw:end-shape="id81" draw:end-glue-point="3" svg:d="m22750 17500h625v-2500h625">
          <text:p/>
        </draw:connector>
        <draw:connector draw:style-name="gr4" draw:text-style-name="P1" draw:layer="layout" svg:x1="24.5cm" svg:y1="7cm" svg:x2="25.75cm" svg:y2="5.5cm" draw:start-shape="id82" draw:start-glue-point="1" draw:end-shape="id83" draw:end-glue-point="3" svg:d="m24500 7000h625v-1500h625">
          <text:p/>
        </draw:connector>
        <draw:connector draw:style-name="gr4" draw:text-style-name="P1" draw:layer="layout" svg:x1="24.5cm" svg:y1="7cm" svg:x2="25.75cm" svg:y2="7cm" draw:start-shape="id82" draw:start-glue-point="1" draw:end-shape="id84" svg:d="m24500 7000h1250">
          <text:p/>
        </draw:connector>
        <draw:connector draw:style-name="gr4" draw:text-style-name="P1" draw:layer="layout" svg:x1="24.5cm" svg:y1="7cm" svg:x2="25.75cm" svg:y2="8.5cm" draw:start-shape="id82" draw:start-glue-point="1" draw:end-shape="id85" svg:d="m24500 7000h625v1500h625">
          <text:p/>
        </draw:connector>
        <draw:g xml:id="id86" draw:id="id86">
          <draw:rect draw:style-name="gr1" draw:text-style-name="P3" draw:layer="layout" svg:width="2.5cm" svg:height="1cm" svg:x="24cm" svg:y="13cm">
            <text:p text:style-name="P1"><text:span text:style-name="T2">Schneid</text:span></text:p>
            <text:p text:style-name="P1"><text:span text:style-name="T2">werkzeug</text:span></text:p>
          </draw:rect>
          <draw:custom-shape draw:style-name="gr5" draw:text-style-name="P1" draw:layer="layout" svg:width="0.227cm" svg:height="0.25cm" svg:x="26.273cm" svg:y="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4" draw:text-style-name="P1" draw:layer="layout" svg:x1="22.75cm" svg:y1="17.5cm" svg:x2="24cm" svg:y2="13.5cm" draw:start-shape="id64" draw:start-glue-point="1" draw:end-shape="id86" svg:d="m22750 17500h625v-4000h6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7-16T16:48:23.20</meta:creation-date>
    <dc:date>2011-12-09T12:58:58.24</dc:date>
    <meta:editing-duration>P16DT21H19M55S</meta:editing-duration>
    <meta:editing-cycles>97</meta:editing-cycles>
    <meta:generator>OpenOffice.org/3.3$Win32 OpenOffice.org_project/330m20$Build-9567</meta:generator>
    <dc:creator>Thomas Tosik</dc:creator>
    <meta:document-statistic meta:object-count="381"/>
  </office:meta>
</office:document-meta>
</file>